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4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4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4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5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5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5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5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5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5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5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5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5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6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6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6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6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6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6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6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6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6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6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7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7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7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7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7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7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7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7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7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7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8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81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82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3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84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8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8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8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9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9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9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9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9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9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9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9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0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0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0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0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0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0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09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0" style:family="paragraph" style:parent-style-name="Standard" style:list-style-name="L18">
      <style:text-properties fo:font-weight="normal" officeooo:rsid="00afd4e0" officeooo:paragraph-rsid="00afd4e0" style:font-weight-asian="normal" style:font-weight-complex="normal"/>
    </style:style>
    <style:style style:name="P111" style:family="paragraph" style:parent-style-name="Standard" style:list-style-name="L18">
      <style:text-properties fo:font-weight="normal" officeooo:rsid="00b30d6e" officeooo:paragraph-rsid="00b30d6e" style:font-weight-asian="normal" style:font-weight-complex="normal"/>
    </style:style>
    <style:style style:name="P11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1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1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1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1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17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11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1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2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2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22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124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12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26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127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128" style:family="paragraph" style:parent-style-name="Standard" style:list-style-name="L12">
      <style:text-properties officeooo:rsid="009a9ddc" officeooo:paragraph-rsid="009a9ddc"/>
    </style:style>
    <style:style style:name="P12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fo:font-weight="bold" officeooo:rsid="00b1d311" style:font-weight-asian="bold" style:font-weight-complex="bold"/>
    </style:style>
    <style:style style:name="T9" style:family="text">
      <style:text-properties fo:font-weight="bold" officeooo:rsid="00b488c6" style:font-weight-asian="bold" style:font-weight-complex="bold"/>
    </style:style>
    <style:style style:name="T10" style:family="text">
      <style:text-properties fo:font-weight="bold" officeooo:rsid="00b5aa66" style:font-weight-asian="bold" style:font-weight-complex="bold"/>
    </style:style>
    <style:style style:name="T11" style:family="text">
      <style:text-properties officeooo:rsid="003ecb07"/>
    </style:style>
    <style:style style:name="T12" style:family="text">
      <style:text-properties officeooo:rsid="003f1b83"/>
    </style:style>
    <style:style style:name="T13" style:family="text">
      <style:text-properties fo:color="#ce181e"/>
    </style:style>
    <style:style style:name="T14" style:family="text">
      <style:text-properties officeooo:rsid="00543e01"/>
    </style:style>
    <style:style style:name="T15" style:family="text">
      <style:text-properties officeooo:rsid="00576931"/>
    </style:style>
    <style:style style:name="T16" style:family="text">
      <style:text-properties officeooo:rsid="006c1230"/>
    </style:style>
    <style:style style:name="T17" style:family="text">
      <style:text-properties officeooo:rsid="007922b5"/>
    </style:style>
    <style:style style:name="T18" style:family="text">
      <style:text-properties officeooo:rsid="007bb70b"/>
    </style:style>
    <style:style style:name="T19" style:family="text">
      <style:text-properties officeooo:rsid="007c0f63"/>
    </style:style>
    <style:style style:name="T20" style:family="text">
      <style:text-properties officeooo:rsid="007c78dc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80b499"/>
    </style:style>
    <style:style style:name="T24" style:family="text">
      <style:text-properties officeooo:rsid="008b6f88"/>
    </style:style>
    <style:style style:name="T25" style:family="text">
      <style:text-properties officeooo:rsid="009b4733"/>
    </style:style>
    <style:style style:name="T26" style:family="text">
      <style:text-properties officeooo:rsid="00a0e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Notes on React and Redux</text:p>
      <text:p text:style-name="P1">React </text:p>
      <text:list xml:id="list1661381219" text:style-name="L1">
        <text:list-item>
          <text:p text:style-name="P86">javascript library that handles <text:span text:style-name="T1">outputting</text:span> content and user interaction.</text:p>
        </text:list-item>
        <text:list-item>
          <text:p text:style-name="P87">Create components to manage the stuff </text:p>
          <text:list>
            <text:list-item>
              <text:p text:style-name="P87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114">event handler – <text:span text:style-name="T2">manages the user actions</text:span></text:p>
        </text:list-item>
        <text:list-item>
          <text:p text:style-name="P115">React library – defines what a component is and how they work together</text:p>
        </text:list-item>
        <text:list-item>
          <text:p text:style-name="P115">ReactDOM – how to take a component and make it show up on the DOM</text:p>
        </text:list-item>
      </text:list>
      <text:p text:style-name="P46"/>
      <text:p text:style-name="P2">JSX</text:p>
      <text:list xml:id="list4104174544" text:style-name="L2">
        <text:list-item>
          <text:p text:style-name="P88">javascript extension, determines the content of our react app just like normal HTML </text:p>
        </text:list-item>
      </text:list>
      <text:p text:style-name="P47"/>
      <text:p text:style-name="P4">Setup</text:p>
      <text:p text:style-name="P4">Install Node</text:p>
      <text:p text:style-name="P3">Create-react-app </text:p>
      <text:p text:style-name="P58">npm package for boilerplate code for react apps </text:p>
      <text:p text:style-name="P58">command: sudo npm install -g create-react-app <text:s/></text:p>
      <text:list xml:id="list1147413483" text:style-name="L3">
        <text:list-item>
          <text:p text:style-name="P89">creating an application </text:p>
        </text:list-item>
        <text:list-item>
          <text:p text:style-name="P89">command: create-react-app &lt;command&gt; </text:p>
        </text:list-item>
      </text:list>
      <text:p text:style-name="P48"/>
      <text:p text:style-name="P5">Why does create-react-app install many packages?</text:p>
      <text:p text:style-name="P49">Dependencies installed include Babel, Webpack, and Dev Server </text:p>
      <text:p text:style-name="P6">babel – <text:span text:style-name="T2">javascript transpiler – translate new ecmascript into old javascript </text:span></text:p>
      <text:p text:style-name="P60">Useful for running newer code on legacy browsers</text:p>
      <text:p text:style-name="P7">What does it include in a new create-react-app? </text:p>
      <text:p text:style-name="P50">Src – <text:span text:style-name="T4">source code</text:span></text:p>
      <text:p text:style-name="P50">public – <text:span text:style-name="T4">store static files like images</text:span></text:p>
      <text:p text:style-name="P50">node_modules – <text:span text:style-name="T4">contains all project dependencies</text:span></text:p>
      <text:p text:style-name="P50">package.json – <text:span text:style-name="T4">records our project dependencies</text:span></text:p>
      <text:p text:style-name="P51">package-lock.json – records exact version of dependencies</text:p>
      <text:p text:style-name="P50">readme.md – <text:span text:style-name="T4">instructions on how to use the project</text:span></text:p>
      <text:p text:style-name="P61"/>
      <text:p text:style-name="P8"><text:span text:style-name="T13">Bookmark – Notes on JSX Module</text:span> </text:p>
      <text:p text:style-name="P8">JXS </text:p>
      <text:p text:style-name="P52">javascript extended </text:p>
      <text:p text:style-name="P5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58"/>
      <text:p text:style-name="P10">ERROR – INLINE STYLING TO AN INDIVIDUAL ELEMENT</text:p>
      <text:p text:style-name="P59">The `style` prop expects a mapping from style properties to values, not a string. </text:p>
      <text:p text:style-name="P11">Change the syntax:</text:p>
      <text:p text:style-name="P54">example</text:p>
      <text:p text:style-name="P54">&lt;div style = {{backgroundColor:’red’}}&gt;&lt;/div&gt;</text:p>
      <text:p text:style-name="P12">Reference an object <text:span text:style-name="T11">to apply styling </text:span></text:p>
      <text:p text:style-name="P62">example 2</text:p>
      <text:p text:style-name="P55"><text:span text:style-name="T2">&lt;div style = {{b</text:span><text:span text:style-name="T12">order: ‘1px solid red’</text:span><text:span text:style-name="T2">}}&gt;&lt;/div&gt;</text:span></text:p>
      <text:p text:style-name="P13"><text:soft-page-break/>Class vs ClassName</text:p>
      <text:p text:style-name="P63">In HTML, you use class</text:p>
      <text:p text:style-name="P63">ex.</text:p>
      <text:p text:style-name="P63">&lt;h1 class=”green”&gt; hi &lt;/h1&gt;</text:p>
      <text:p text:style-name="P63">In JSX, you use className</text:p>
      <text:p text:style-name="P63">ex.</text:p>
      <text:p text:style-name="P63">&lt;h1 className=”green”&gt; hi &lt;/h1&gt;</text:p>
      <text:p text:style-name="P58"/>
      <text:p text:style-name="P14">How about referencing variables in JSX?</text:p>
      <text:p text:style-name="P64">Use {} to reference it</text:p>
      <text:p text:style-name="P65">ex. </text:p>
      <text:p text:style-name="P65">const buttontext=”clicked”;</text:p>
      <text:p text:style-name="P65">&lt;h1&gt;{buttontext} &lt;/h1&gt;</text:p>
      <text:p text:style-name="P65"/>
      <text:p text:style-name="P15">Values JSX cannot show.</text:p>
      <text:p text:style-name="P56"><text:span text:style-name="T5">Objects</text:span> are not valid as a React child</text:p>
      <text:p text:style-name="P57">You can use objects but you must reference their childs.</text:p>
      <text:p text:style-name="P6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58"/>
      <text:p text:style-name="P19">3 pillars of React Component Usage</text:p>
      <text:list xml:id="list810429188" text:style-name="L4">
        <text:list-item>
          <text:p text:style-name="P116">Component nesting – <text:span text:style-name="T2">component within anther component</text:span></text:p>
        </text:list-item>
        <text:list-item>
          <text:p text:style-name="P116">component reuseability – <text:span text:style-name="T2">reusable code</text:span></text:p>
        </text:list-item>
        <text:list-item>
          <text:p text:style-name="P116">component configuration – <text:span text:style-name="T2">configure a component when it is created</text:span></text:p>
        </text:list-item>
      </text:list>
      <text:p text:style-name="P58"/>
      <text:p text:style-name="P20">Styling options for React</text:p>
      <text:p text:style-name="P66">Semantics-U<text:span text:style-name="T14">I</text:span></text:p>
      <text:p text:style-name="P58"/>
      <text:p text:style-name="P21">How to use components ?</text:p>
      <text:p text:style-name="P21">Use the tags.</text:p>
      <text:p text:style-name="P67">&lt;<text:span text:style-name="T15">nameofcomponent</text:span> /&gt; </text:p>
      <text:p text:style-name="P67"/>
      <text:p text:style-name="P22">How to use the props in JSX</text:p>
      <text:p text:style-name="P23">props – <text:span text:style-name="T2">system to pass data from the parent down to the child. </text:span></text:p>
      <text:p text:style-name="P68">Example </text:p>
      <text:p text:style-name="P68">&lt;component propname= “prop-value”/&gt;</text:p>
      <text:p text:style-name="P24">Passing javascript variables using props</text:p>
      <text:p text:style-name="P69">const text=”hi”;</text:p>
      <text:p text:style-name="P69">&lt;comment texter={text}/&gt;</text:p>
      <text:p text:style-name="P58"/>
      <text:p text:style-name="P81">Class based components vs Function based components</text:p>
      <text:p text:style-name="P70">Function based – use for simple content</text:p>
      <text:p text:style-name="P70">Class based – use for complex components</text:p>
      <text:list xml:id="list1970152445" text:style-name="L5">
        <text:list-item>
          <text:p text:style-name="P90">easier time organizing code </text:p>
        </text:list-item>
        <text:list-item>
          <text:p text:style-name="P90">can use state to handle user input </text:p>
        </text:list-item>
        <text:list-item>
          <text:p text:style-name="P90">can understand lifecycle events <text:span text:style-name="T7">which means its easier to do some tasks during app startup</text:span></text:p>
        </text:list-item>
      </text:list>
      <text:p text:style-name="P117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08985057" text:style-name="L6">
        <text:list-item>
          <text:p text:style-name="P91">Must be a javascript class </text:p>
        </text:list-item>
        <text:list-item>
          <text:p text:style-name="P91">must extend (subclass) react.component </text:p>
        </text:list-item>
        <text:list-item>
          <text:p text:style-name="P91">must define a render method that returns some amount of jsx</text:p>
        </text:list-item>
      </text:list>
      <text:p text:style-name="P58"/>
      <text:p text:style-name="P82">State in React Components</text:p>
      <text:p text:style-name="P27">Rules of state</text:p>
      <text:list xml:id="list4279134694" text:style-name="L7">
        <text:list-item>
          <text:p text:style-name="P92">usable only with class components </text:p>
        </text:list-item>
        <text:list-item>
          <text:p text:style-name="P92">you will confuse props with state!</text:p>
        </text:list-item>
        <text:list-item>
          <text:p text:style-name="P92"><text:span text:style-name="T5">State is a JS object</text:span> that contains dta to a component </text:p>
        </text:list-item>
        <text:list-item>
          <text:p text:style-name="P93">updating the state will cause the component to rerender immediately </text:p>
        </text:list-item>
        <text:list-item>
          <text:p text:style-name="P93">state must be initialized <text:span text:style-name="T16">when component is created</text:span></text:p>
        </text:list-item>
        <text:list-item>
          <text:p text:style-name="P93">state can only be updated by the setState property </text:p>
        </text:list-item>
      </text:list>
      <text:p text:style-name="P58"/>
      <text:p text:style-name="P28">What is super?</text:p>
      <text:p text:style-name="P71">class App extends React.Component{</text:p>
      <text:p text:style-name="P71"><text:s text:c="2"/>constructor(props){</text:p>
      <text:p text:style-name="P71"><text:s text:c="4"/>super(props);</text:p>
      <text:p text:style-name="P71"><text:s text:c="2"/>}</text:p>
      <text:list xml:id="list188224162" text:style-name="L8">
        <text:list-item>
          <text:p text:style-name="P94">we are overriding the constructor class that is in the React.component class. </text:p>
        </text:list-item>
        <text:list-item>
          <text:p text:style-name="P94">It is a reference to the parents constructor function </text:p>
        </text:list-item>
      </text:list>
      <text:p text:style-name="P58"/>
      <text:p text:style-name="P29">You only do initial assignment in the constructor. </text:p>
      <text:p text:style-name="P29"/>
      <text:p text:style-name="P83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5"/>
      <text:p text:style-name="P9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1"><text:soft-page-break/>Component Lifecycle Methods</text:p>
      <text:p text:style-name="P31">Functions called during a components lifecycle</text:p>
      <text:list xml:id="list435419841" text:style-name="L9">
        <text:list-item>
          <text:p text:style-name="P96">constructor – called when new instance of component is created</text:p>
          <text:list>
            <text:list-item>
              <text:p text:style-name="P97">ONLY INVOKED 1 TIME</text:p>
            </text:list-item>
          </text:list>
        </text:list-item>
        <text:list-item>
          <text:p text:style-name="P96">rendor – called when component is used</text:p>
        </text:list-item>
        <text:list-item>
          <text:p text:style-name="P96">componentDidMount – <text:span text:style-name="T18">best time for data loading</text:span></text:p>
          <text:list>
            <text:list-item>
              <text:p text:style-name="P98">making requests to APIs, geo-location</text:p>
            </text:list-item>
            <text:list-item>
              <text:p text:style-name="P97">ONLY INVOKED 1 TIME</text:p>
            </text:list-item>
          </text:list>
        </text:list-item>
        <text:list-item>
          <text:p text:style-name="P96">compnentDidUpdate – <text:span text:style-name="T19">time to data load new data when state changes</text:span></text:p>
        </text:list-item>
        <text:list-item>
          <text:p text:style-name="P96">componentWill<text:span text:style-name="T17">Unm</text:span>ount – <text:span text:style-name="T20">best time for cleanup </text:span></text:p>
        </text:list-item>
      </text:list>
      <text:p text:style-name="P32">2 ways to <text:span text:style-name="T23">initialize</text:span> state</text:p>
      <text:p text:style-name="P32">1<text:span text:style-name="T21">st</text:span> way </text:p>
      <text:p text:style-name="P72"><text:s text:c="2"/>constructor(props){</text:p>
      <text:p text:style-name="P72"><text:s text:c="4"/>super(props);</text:p>
      <text:p text:style-name="P72"><text:s text:c="4"/>//ONLY ACCEPTABLE TIME</text:p>
      <text:p text:style-name="P72"><text:s text:c="4"/>this.state={lat:null, errorMessage: ''};</text:p>
      <text:p text:style-name="P72"><text:s text:c="2"/>}</text:p>
      <text:p text:style-name="P72"/>
      <text:p text:style-name="P32">2<text:span text:style-name="T21">nd</text:span> way</text:p>
      <text:p text:style-name="P72"><text:s text:c="2"/>state = {lat:null,errorMessage:''};</text:p>
      <text:p text:style-name="P58"/>
      <text:p text:style-name="P84">Notes on Handling User input with Forms and Events</text:p>
      <text:p text:style-name="P73">Project 4 uses API’s and forms with HTML</text:p>
      <text:p text:style-name="P33">Never put parenthsis for callbuck functions.</text:p>
      <text:p text:style-name="P58"><text:s text:c="2"/>onInputChange(){</text:p>
      <text:p text:style-name="P58"/>
      <text:p text:style-name="P58"><text:s text:c="2"/>}</text:p>
      <text:p text:style-name="P58"/>
      <text:p text:style-name="P58">&lt;input type="text" onChange={this.onInputChange}/&gt;</text:p>
      <text:p text:style-name="P74">See how there is no parenthesis?</text:p>
      <text:p text:style-name="P74"/>
      <text:p text:style-name="P34">Ways to handle form events</text:p>
      <text:list xml:id="list4038497515" text:style-name="L10">
        <text:list-item>
          <text:p text:style-name="P118">onClick – <text:span text:style-name="T2">user clicks something</text:span></text:p>
        </text:list-item>
        <text:list-item>
          <text:p text:style-name="P118">onChange – <text:span text:style-name="T2">user changes text in an input</text:span></text:p>
        </text:list-item>
        <text:list-item>
          <text:p text:style-name="P118">onSubmit – <text:span text:style-name="T2">user submits a form</text:span></text:p>
        </text:list-item>
      </text:list>
      <text:p text:style-name="P58"/>
      <text:p text:style-name="P35">Controlled vs uncontrolled form elements</text:p>
      <text:p text:style-name="P36">Main difference - </text:p>
      <text:p text:style-name="P99">Controlled elements are able to return the value of state key pairs at any time!</text:p>
      <text:p text:style-name="P37">Controlled elements store values in components, not the DOM.</text:p>
      <text:p text:style-name="P99"/>
      <text:list xml:id="list2603960776" text:style-name="L11">
        <text:list-item>
          <text:p text:style-name="P100">uncontrolled</text:p>
          <text:list>
            <text:list-item>
              <text:p text:style-name="P100"><text:s/></text:p>
            </text:list-item>
          </text:list>
        </text:list-item>
        <text:list-item>
          <text:p text:style-name="P100">controlled</text:p>
          <text:list>
            <text:list-item>
              <text:p text:style-name="P102">Follows a flow to know what the value of state key pairs are at any time</text:p>
              <text:list>
                <text:list-item>
                  <text:p text:style-name="P103">Flow</text:p>
                </text:list-item>
                <text:list-item>
                  <text:p text:style-name="P103">user types in input </text:p>
                </text:list-item>
                <text:list-item>
                  <text:p text:style-name="P103">callback gets invoked </text:p>
                </text:list-item>
                <text:list-item>
                  <text:p text:style-name="P103">call setState with new value </text:p>
                </text:list-item>
                <text:list-item>
                  <text:p text:style-name="P101"><text:soft-page-break/><text:span text:style-name="T24">component rerenders</text:span> </text:p>
                </text:list-item>
                <text:list-item>
                  <text:p text:style-name="P103">input is told what its value is</text:p>
                </text:list-item>
              </text:list>
            </text:list-item>
          </text:list>
        </text:list-item>
      </text:list>
      <text:p text:style-name="P75"/>
      <text:p text:style-name="P38">Make sure to prevent webpage from reloading after hitting enter.</text:p>
      <text:p text:style-name="P38"/>
      <text:p text:style-name="P39">Understanding this in JS</text:p>
      <text:p text:style-name="P76">Example</text:p>
      <text:p text:style-name="P76"><text:s text:c="2"/>onFormSubmit(e){</text:p>
      <text:p text:style-name="P76"><text:s text:c="4"/>e.preventDefault();</text:p>
      <text:p text:style-name="P76"><text:s text:c="4"/>console.log(this.state.term);</text:p>
      <text:p text:style-name="P76"><text:s text:c="2"/>}</text:p>
      <text:p text:style-name="P7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77">Anytime you want to find the value of this, look to the left of the function call.</text:p>
      <text:p text:style-name="P78">ex. </text:p>
      <text:p text:style-name="P78">class Car{</text:p>
      <text:p text:style-name="P78"><text:tab/>setDriveSound(sound){</text:p>
      <text:p text:style-name="P78"><text:tab/>this.sound=sound;</text:p>
      <text:p text:style-name="P78">}</text:p>
      <text:p text:style-name="P78"><text:tab/>drive(){</text:p>
      <text:p text:style-name="P78"><text:tab/>return this.sound;</text:p>
      <text:p text:style-name="P78">}</text:p>
      <text:p text:style-name="P78">}</text:p>
      <text:p text:style-name="P78"/>
      <text:p text:style-name="P78">car.drive();</text:p>
      <text:p text:style-name="P78">look to the left of drive</text:p>
      <text:p text:style-name="P42">Ways to solve this error?</text:p>
      <text:list xml:id="list4023717963" text:style-name="L12">
        <text:list-item>
          <text:p text:style-name="P119">Use the bind method</text:p>
          <text:p text:style-name="P128"><text:span text:style-name="T5">this.drive = this.drive.bind(this);</text:span><text:span text:style-name="T2"> </text:span></text:p>
        </text:list-item>
      </text:list>
      <text:p text:style-name="P79">class Car{</text:p>
      <text:p text:style-name="P79"><text:tab/>setDriveSound(sound){</text:p>
      <text:p text:style-name="P79"><text:tab/>this.sound=<text:span text:style-name="T25">this.</text:span>sound.<text:span text:style-name="T25">bind(this)</text:span>;</text:p>
      <text:p text:style-name="P79">}</text:p>
      <text:p text:style-name="P79"><text:tab/>drive(){</text:p>
      <text:p text:style-name="P79"><text:tab/>return this.sound;</text:p>
      <text:p text:style-name="P79">}</text:p>
      <text:p text:style-name="P79">}</text:p>
      <text:p text:style-name="P79"/>
      <text:p text:style-name="P79">car.drive();</text:p>
      <text:list xml:id="list1030958045" text:style-name="L13">
        <text:list-item>
          <text:p text:style-name="P120">use an arrow function </text:p>
        </text:list-item>
        <text:list-item>
          <text:p text:style-name="P121">they dont have a this. The this in arrow functions are variables and can use the parents this when one is found.</text:p>
        </text:list-item>
        <text:list-item>
          <text:p text:style-name="P104"/>
        </text:list-item>
      </text:list>
      <text:p text:style-name="P43"/>
      <text:p text:style-name="P76"/>
      <text:p text:style-name="P76"/>
      <text:p text:style-name="P76"/>
      <text:p text:style-name="P76"><text:soft-page-break/></text:p>
      <text:p text:style-name="P44">Passing props from child to <text:span text:style-name="T2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76"/>
      <text:p text:style-name="P80"><text:span text:style-name="T5">Using props</text:span> <text:span text:style-name="T5">in class based components</text:span></text:p>
      <text:p text:style-name="P80">class App extends React.Component{</text:p>
      <text:p text:style-name="P80"><text:tab/>this.props.value=5;</text:p>
      <text:p text:style-name="P80">}</text:p>
      <text:p text:style-name="P76"/>
      <text:p text:style-name="P129">Notes on API</text:p>
      <text:p text:style-name="P122">Axios vs Fetch</text:p>
      <text:p text:style-name="P123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771960362" text:style-name="L14">
        <text:list-item>
          <text:p text:style-name="P105">3<text:span text:style-name="T21">rd</text:span> party package</text:p>
        </text:list-item>
        <text:list-item>
          <text:p text:style-name="P108">install axios in cli</text:p>
        </text:list-item>
      </text:list>
      <text:p text:style-name="P123"/>
      <text:p text:style-name="P123">Fetch</text:p>
      <text:list xml:id="list672526156" text:style-name="L15">
        <text:list-item>
          <text:p text:style-name="P106">function built into modern browsers</text:p>
        </text:list-item>
      </text:list>
      <text:p text:style-name="P107"/>
      <text:p text:style-name="P124">Handling requests with async wait</text:p>
      <text:list xml:id="list1473559261" text:style-name="L16">
        <text:list-item>
          <text:p text:style-name="P125">Flow <text:span text:style-name="T2">of requests</text:span></text:p>
          <text:list>
            <text:list-item>
              <text:p text:style-name="P125"><text:span text:style-name="T2">component renders itself 1 time </text:span></text:p>
            </text:list-item>
            <text:list-item>
              <text:p text:style-name="P125"><text:span text:style-name="T2">onsearchsubmit method called </text:span></text:p>
            </text:list-item>
            <text:list-item>
              <text:p text:style-name="P125"><text:span text:style-name="T2">request made to unsplash </text:span></text:p>
              <text:list>
                <text:list-item>
                  <text:p text:style-name="P125"><text:span text:style-name="T2">wait ... </text:span></text:p>
                </text:list-item>
              </text:list>
            </text:list-item>
            <text:list-item>
              <text:p text:style-name="P125"><text:span text:style-name="T2">request complete </text:span></text:p>
            </text:list-item>
            <text:list-item>
              <text:p text:style-name="P125"><text:span text:style-name="T2">set image data on state of app component </text:span></text:p>
            </text:list-item>
            <text:list-item>
              <text:p text:style-name="P125"><text:span text:style-name="T2">app component rerenders and show images</text:span></text:p>
            </text:list-item>
          </text:list>
        </text:list-item>
      </text:list>
      <text:p text:style-name="P126"/>
      <text:p text:style-name="P126"/>
      <text:p text:style-name="P126"/>
      <text:p text:style-name="P126"><text:soft-page-break/>2 ways to handle async request </text:p>
      <text:list xml:id="list3564514786" text:style-name="L18">
        <text:list-item>
          <text:p text:style-name="P110">add a .then to handle the <text:s/>promises(just an object) returned.</text:p>
        </text:list-item>
        <text:list-item>
          <text:p text:style-name="P110"><text:span text:style-name="T5">.</text:span><text:span text:style-name="T8">then only runs after promise is returned.</text:span> </text:p>
        </text:list-item>
      </text:list>
      <text:p text:style-name="P112">Example </text:p>
      <text:p text:style-name="P112">axios.get(https.google.com/hi).<text:span text:style-name="T5">then</text:span>((response) =&gt; {console.log(response)})</text:p>
      <text:list xml:id="list231526824965261" text:continue-numbering="true" text:style-name="L18">
        <text:list-item>
          <text:p text:style-name="P111"><text:s/></text:p>
        </text:list-item>
        <text:list-item>
          <text:p text:style-name="P111"><text:span text:style-name="T9">Use async </text:span><text:span text:style-name="T10">and await keywords</text:span></text:p>
        </text:list-item>
      </text:list>
      <text:p text:style-name="P113"><text:span text:style-name="T5">Example </text:span></text:p>
      <text:p text:style-name="P113"><text:span text:style-name="T5">async</text:span> functioncalled (){</text:p>
      <text:p text:style-name="P113"><text:tab/>const response = <text:span text:style-name="T5">await</text:span> axios.get(‘www.google.com’);</text:p>
      <text:p text:style-name="P113"/>
      <text:p text:style-name="P127">ERROR – THIS.SETSTATE IS NOT A FUNCTION 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23:15:26.193692794</dc:date>
    <meta:editing-duration>PT23H33M27S</meta:editing-duration>
    <meta:editing-cycles>128</meta:editing-cycles>
    <meta:generator>LibreOffice/6.0.7.3$Linux_X86_64 LibreOffice_project/00m0$Build-3</meta:generator>
    <meta:document-statistic meta:table-count="0" meta:image-count="2" meta:object-count="0" meta:page-count="7" meta:paragraph-count="221" meta:word-count="1122" meta:character-count="7019" meta:non-whitespace-character-count="6042"/>
  </office:meta>
</office:document-meta>
</file>